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de">
      <style:paragraph-properties fo:margin-left="0cm" fo:margin-right="0cm" fo:text-indent="0cm" style:auto-text-inden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llMux-Kommandos</text:h>
      <text:p text:style-name="Standard">Dieses Dokument enthält ein paar WollMux-Kommandos. Ein WollMux-Kommando ist ein benanntes Bookmark, wobei der Name des Bookmarks das Kommando enthält. Ein WollMux-Kommando hat folgenden Aufbau:</text:p>
      <text:p text:style-name="Standard"/>
      <text:p text:style-name="Standard">WM( &lt;Unterkommando&gt; )&lt;nummer&gt;</text:p>
      <text:p text:style-name="Standard">Die Syntax der WM-Kommandos richtet sich nach der durch ConfigThingy beschriebenen Konfigruationssprache. Das Unterkommando &lt;Unterkommando&gt; ist ein Key-Value-Paar und kann gemäß dieser Sprache beliebig viele Unterknoten enthalten. Da Bookmarks eindeutig sein müssen, ist an jedes Kommando, das bereits in der exakt selben Schreibweise definiert worden ist eine Zahl &lt;nummer&gt; anzuhängen. Die Zahl wird bei unterschiedlich geschriebenen Kommandos nicht benötigt.</text:p>
      <text:p text:style-name="Standard"/>
      <text:p text:style-name="Standard">Die Briefkopfkomponente unterstützt folgende Kommandos:</text:p>
      <text:p text:style-name="Standard"/>
      <text:p text:style-name="P1">WM(Fragment '&lt;fragement_id&gt;')</text:p>
      <text:p text:style-name="Standard">Fügt das in der Konfigurationsdatei unter &lt;fragment_id&gt; definierte Textfragment an dieser Stelle ein. Ein Textfragment kann weitere WollMux-Kommandos enthalten, die sofort ausgewertet werden.<text:line-break/></text:p>
      <text:p text:style-name="Code">WM(Absenderfeld '&lt;feldname&gt;')</text:p>
      <text:p text:style-name="Standard">Fügt das Datenfeld &lt;feldname&gt; des aktuellen Absenders in das Dokument ein.</text:p>
      <text:p text:style-name="Standard"/>
      <text:p text:style-name="Standard"/>
      <text:p text:style-name="Standard">In Zukunft sind auch komplexere Kommandos wie z.B Kontrollstrukturen denkbar. Eine Bedingte Bearbeitung könnte z.B. Wie folgt aussehen:</text:p>
      <text:p text:style-name="Code">WM(If ((Absenderfeld 'Anrede') 'eq' 'Herr')) </text:p>
      <text:p text:style-name="Code"><text:s text:c="3"/>Then (</text:p>
      <text:p text:style-name="Code"><text:s text:c="5"/>&lt;command&gt;</text:p>
      <text:p text:style-name="Code"><text:s text:c="3"/>) Else (</text:p>
      <text:p text:style-name="Code"><text:s text:c="5"/>&lt;command&gt;</text:p>
      <text:p text:style-name="Code"><text:s text:c="3"/>)</text:p>
      <text:p text:style-name="Code">)</text:p>
      <text:p text:style-name="Standard"/>
      <text:h text:style-name="Heading_20_1" text:outline-level="1">Test</text:h>
      <text:p text:style-name="Text_20_body">Hier kommen ein Paar Kommandos. Das Testbeispiel setzt auf der Konfigurationsdatei „testdata/TextfragmentsTest.conf“ auf. Zwischen den '#'-Zeichen eingebettet befindet sich das Bookmark des Kommandos:</text:p>
      <text:p text:style-name="Text_20_body">WM(Fragment 'test_a'): #<text:bookmark text:name="WM(Fragment 'test_a')"/>#</text:p>
      <text:p text:style-name="Text_20_body">WM(Fragment 'test_b'): #<text:bookmark text:name="WM(Fragment 'test_b')"/>#</text:p>
      <text:p text:style-name="Text_20_body">WM(Fragment 'test_b')1: #<text:bookmark text:name="WM(Fragment 'test_b')1"/>#</text:p>
      <text:p text:style-name="Text_20_body">WM(Fragment 'test_c'): #<text:bookmark text:name="WM(Fragment 'test_c')"/>#</text:p>
      <text:p text:style-name="Standard">WM(Absenderfeld 'Anrede'): #<text:bookmark text:name="WM(Absenderfeld 'Anre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text-properties style:font-name="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initial-creator>Christoph Lutz</meta:initial-creator>
    <meta:creation-date>2005-10-14T09:28:34</meta:creation-date>
    <dc:creator>Christoph Lutz</dc:creator>
    <dc:date>2005-10-14T10:56:29</dc:date>
    <dc:language>de-DE</dc:language>
    <meta:editing-cycles>5</meta:editing-cycles>
    <meta:editing-duration>PT1H27M59S</meta:editing-duration>
    <meta:user-defined meta:name="Info 1"/>
    <meta:user-defined meta:name="Info 2"/>
    <meta:user-defined meta:name="Info 3"/>
    <meta:user-defined meta:name="Info 4"/>
    <meta:document-statistic meta:table-count="0" meta:image-count="0" meta:object-count="0" meta:page-count="1" meta:paragraph-count="24" meta:word-count="216" meta:character-count="1646"/>
  </office:meta>
</office:document-meta>
</file>